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60000004865A81F9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fo:min-height="3.174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Role of Disorder in Thermal Transport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03/07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 presentation:user-transformed="true">
          <draw:text-box>
            <text:p>This Work Should Have Taken Alot Less Time...</text:p>
          </draw:text-box>
        </draw:frame>
        <draw:frame presentation:style-name="pr3" draw:layer="layout" svg:width="22.859cm" svg:height="9.582cm" svg:x="1.271cm" svg:y="4.236cm" presentation:class="title" presentation:user-transformed="true">
          <draw:text-box>
            <text:p>Case Study:<text:line-break/><text:line-break/>A) Students left to figure everything on their own<text:line-break/><text:line-break/>B) Students with x amount of guidance<text:line-break/><text:line-break/>Test:<text:line-break/><text:line-break/>Amount of Work Performed<text:line-break/><text:line-break/>Amount of “Knowledge” Gained.<text:line-break/><text:line-break/>Global Optimization: Technological Progres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style-name="gr3" draw:layer="layout" svg:width="19.05cm" svg:height="13.049cm" svg:x="1.778cm" svg:y="2.97cm">
          <draw:text-box>
            <text:p>Tough questions:</text:p>
            <text:p/>
            <text:p/>
            <text:p/>
            <text:p>3 Groups of Workers:</text:p>
            <text:p/>
            <text:p>Manual labor (should be replaced by machines): most people in the world.</text:p>
            <text:p/>
            <text:p/>
            <text:p>Lo-level: most graduate students, most industry workers <text:s/></text:p>
            <text:p/>
            <text:p>Hi-Level: very few graduate students, larger number of professors and industry leaders</text:p>
            <text:p/>
            <text:p>Can argue lo- hi- level based on power-law of citations, etc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9.05cm" svg:height="10.205cm" svg:x="1.778cm" svg:y="1.27cm">
          <draw:text-box>
            <text:p text:style-name="P6">Strong correlation → great graduate student-&gt;hi-level prof/industry</text:p>
            <text:p text:style-name="P6"/>
            <text:p text:style-name="P6">Most are lo-level, how do we maximize output from them? <text:s/>They aren't likely to become hi-level anyway, but they form a significant percentage of the total population.</text:p>
            <text:p text:style-name="P6"/>
            <text:p text:style-name="P6"/>
            <text:p text:style-name="P6"/>
            <text:p text:style-name="P6"/>
            <text:p text:style-name="P6"/>
            <text:p text:style-name="P6">For hi-level, how do we maximize the problems they work on?</text:p>
            <text:p text:style-name="P6"/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Google pitch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Do vibrational waves in amorphous silicon scatter like light off the sky?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For solar energy conversion, how do we optimize thermal transport?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7-10">7/10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0T23:39:03</dc:date>
    <dc:creator>jason </dc:creator>
    <meta:generator>LibreOffice/4.0.2.2$Linux_X86_64 LibreOffice_project/400m0$Build-2</meta:generator>
    <meta:editing-duration>P1DT49M26S</meta:editing-duration>
    <meta:editing-cycles>321</meta:editing-cycles>
    <meta:printed-by>Jason </meta:printed-by>
    <meta:print-date>2012-03-07T15:07:42</meta:print-date>
    <meta:document-statistic meta:object-count="49"/>
  </office:meta>
</office:document-meta>
</file>